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</office:automatic-styles>
  <office:body>
    <office:text text:use-soft-page-breaks="true">
      <text:h text:style-name="P1" text:outline-level="1">Thing to do after splitting<text:s/>projects.</text:h>
      <text:list text:style-name="LFO1" text:continue-numbering="true">
        <text:list-item>
          <text:p text:style-name="P2">Strip from unused UI parts.</text:p>
        </text:list-item>
        <text:list-item>
          <text:p text:style-name="P3">Create proper helper classes stricter.</text:p>
        </text:list-item>
        <text:list-item>
          <text:p text:style-name="P4">Create class that allow basic POP3, SMTP etc. operations like retrieving, sending mail<text:s/>etc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v _</dc:creator>
    <meta:creation-date>2017-10-20T23:40:00Z</meta:creation-date>
    <dc:date>2018-09-13T10:18:00Z</dc:date>
    <meta:template xlink:href="Normal.dotm" xlink:type="simple"/>
    <meta:editing-cycles>5</meta:editing-cycles>
    <meta:editing-duration>PT480S</meta:editing-duration>
    <meta:document-statistic meta:page-count="1" meta:paragraph-count="1" meta:word-count="28" meta:character-count="196" meta:row-count="1" meta:non-whitespace-character-count="169"/>
  </office:meta>
</office:document-meta>
</file>